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ias-atrbt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table:number-columns-spanned="4" table:number-rows-spanned="1"/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table:number-columns-spanned="4" table:number-rows-spanned="1"/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table:number-columns-spanned="2" table:number-rows-spanned="1"/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table:number-columns-spanned="2" table:number-rows-spanned="1"/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NUM-VRS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column table:style-name="co4" table:number-columns-repeated="767" table:default-cell-style-name="Default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1014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umero de versión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5" table:number-rows-spanned="1">
            <text:p>Identificador único para cada versión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1023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1017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1014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1019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um. Versión</text:p>
          </table:table-cell>
          <table:covered-table-cell table:style-name="ce36"/>
          <table:table-cell table:number-columns-repeated="1019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N-PRECIO-VRS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column table:style-name="co4" table:number-columns-repeated="767" table:default-cell-style-name="Default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1014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Precio de compr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NUM-PRECIO-VRSN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5" table:number-rows-spanned="1">
            <text:p>Valor de compra actual de la versión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1023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 table:number-columns-spanned="5" table:number-rows-spanned="1">
            <text:p>Debe ser siempre un valor positivo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1017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1014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1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1019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1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Precio de compra</text:p>
          </table:table-cell>
          <table:covered-table-cell table:style-name="ce36"/>
          <table:table-cell table:number-columns-repeated="1019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9">00/00/0000</text:date>, <text:time style:data-style-name="N2" text:time-value="18:10:50.633594619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2-19T18:14:16.111557921</dc:date>
    <meta:print-date>2014-02-04T11:35:22</meta:print-date>
    <meta:editing-cycles>15</meta:editing-cycles>
    <meta:editing-duration>PT1H56M35S</meta:editing-duration>
    <meta:generator>LibreOffice/6.4.7.2$Linux_X86_64 LibreOffice_project/40$Build-2</meta:generator>
    <meta:document-statistic meta:table-count="3" meta:cell-count="49" meta:object-count="0"/>
  </office:meta>
</office:document-meta>
</file>